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0" svg:font-family="CMBX10"/>
    <style:font-face style:name="CMR10" svg:font-family="CMR10"/>
    <style:font-face style:name="CMTI10" svg:font-family="CMTI10"/>
    <style:font-face style:name="CMTT10" svg:font-family="CMTT10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4cf4" officeooo:paragraph-rsid="00194cf4"/>
    </style:style>
    <style:style style:name="P2" style:family="paragraph" style:parent-style-name="Standard">
      <style:text-properties officeooo:rsid="001a6147" officeooo:paragraph-rsid="001a6147"/>
    </style:style>
    <style:style style:name="P3" style:family="paragraph" style:parent-style-name="Standard">
      <style:text-properties officeooo:rsid="001a6218" officeooo:paragraph-rsid="001a6218"/>
    </style:style>
    <style:style style:name="P4" style:family="paragraph" style:parent-style-name="Standard">
      <style:text-properties officeooo:rsid="001a65d0" officeooo:paragraph-rsid="001a65d0"/>
    </style:style>
    <style:style style:name="P5" style:family="paragraph" style:parent-style-name="Standard">
      <style:text-properties officeooo:rsid="001aa9a7" officeooo:paragraph-rsid="001aa9a7"/>
    </style:style>
    <style:style style:name="P6" style:family="paragraph" style:parent-style-name="Standard">
      <style:text-properties officeooo:rsid="001ca635" officeooo:paragraph-rsid="001ca635"/>
    </style:style>
    <style:style style:name="P7" style:family="paragraph" style:parent-style-name="Standard">
      <style:text-properties officeooo:rsid="001fed46" officeooo:paragraph-rsid="001fed46"/>
    </style:style>
    <style:style style:name="P8" style:family="paragraph" style:parent-style-name="Standard">
      <style:text-properties officeooo:rsid="00267db4" officeooo:paragraph-rsid="00267db4"/>
    </style:style>
    <style:style style:name="P9" style:family="paragraph" style:parent-style-name="Standard">
      <style:text-properties officeooo:rsid="002714c8" officeooo:paragraph-rsid="002714c8"/>
    </style:style>
    <style:style style:name="P10" style:family="paragraph" style:parent-style-name="Standard">
      <style:text-properties officeooo:rsid="0029844e" officeooo:paragraph-rsid="0029844e"/>
    </style:style>
    <style:style style:name="P11" style:family="paragraph" style:parent-style-name="Standard">
      <style:text-properties officeooo:rsid="002acd23" officeooo:paragraph-rsid="002acd23"/>
    </style:style>
    <style:style style:name="P12" style:family="paragraph" style:parent-style-name="Standard">
      <style:text-properties officeooo:rsid="002e6911" officeooo:paragraph-rsid="002acd23"/>
    </style:style>
    <style:style style:name="P13" style:family="paragraph" style:parent-style-name="Standard">
      <style:text-properties officeooo:rsid="002e6911" officeooo:paragraph-rsid="002e6911"/>
    </style:style>
    <style:style style:name="P14" style:family="paragraph" style:parent-style-name="Standard">
      <style:text-properties officeooo:rsid="002e6911" officeooo:paragraph-rsid="002faac1"/>
    </style:style>
    <style:style style:name="P15" style:family="paragraph" style:parent-style-name="Standard">
      <style:text-properties officeooo:rsid="002faac1" officeooo:paragraph-rsid="002faac1"/>
    </style:style>
    <style:style style:name="P16" style:family="paragraph" style:parent-style-name="Standard">
      <style:text-properties officeooo:rsid="003070d8" officeooo:paragraph-rsid="003070d8"/>
    </style:style>
    <style:style style:name="P17" style:family="paragraph" style:parent-style-name="Standard">
      <style:text-properties officeooo:rsid="00313f68" officeooo:paragraph-rsid="00313f68"/>
    </style:style>
    <style:style style:name="P18" style:family="paragraph" style:parent-style-name="Standard">
      <style:text-properties officeooo:rsid="0032b72a" officeooo:paragraph-rsid="0032b72a"/>
    </style:style>
    <style:style style:name="P19" style:family="paragraph" style:parent-style-name="Standard">
      <style:text-properties officeooo:rsid="0033361a" officeooo:paragraph-rsid="0033361a"/>
    </style:style>
    <style:style style:name="P20" style:family="paragraph" style:parent-style-name="Standard">
      <style:text-properties officeooo:rsid="00339c25" officeooo:paragraph-rsid="00339c25"/>
    </style:style>
    <style:style style:name="P21" style:family="paragraph" style:parent-style-name="Standard">
      <style:text-properties officeooo:rsid="0034ecbf" officeooo:paragraph-rsid="0034ecbf"/>
    </style:style>
    <style:style style:name="P22" style:family="paragraph" style:parent-style-name="Standard">
      <style:text-properties officeooo:rsid="0035bcfd" officeooo:paragraph-rsid="0035bcfd"/>
    </style:style>
    <style:style style:name="P23" style:family="paragraph" style:parent-style-name="Standard">
      <style:text-properties officeooo:paragraph-rsid="003e036d"/>
    </style:style>
    <style:style style:name="P24" style:family="paragraph" style:parent-style-name="Standard">
      <style:text-properties officeooo:paragraph-rsid="003f3e88"/>
    </style:style>
    <style:style style:name="P25" style:family="paragraph" style:parent-style-name="Standard">
      <style:text-properties officeooo:rsid="004102f1" officeooo:paragraph-rsid="004102f1"/>
    </style:style>
    <style:style style:name="P26" style:family="paragraph" style:parent-style-name="Standard">
      <style:text-properties officeooo:rsid="004102f1" officeooo:paragraph-rsid="004423f8"/>
    </style:style>
    <style:style style:name="P27" style:family="paragraph" style:parent-style-name="Standard">
      <style:text-properties officeooo:rsid="00474bb1" officeooo:paragraph-rsid="00474bb1"/>
    </style:style>
    <style:style style:name="P28" style:family="paragraph" style:parent-style-name="Standard">
      <style:text-properties officeooo:rsid="004c9101" officeooo:paragraph-rsid="004c9101"/>
    </style:style>
    <style:style style:name="P29" style:family="paragraph" style:parent-style-name="Standard">
      <style:text-properties officeooo:rsid="004dd354" officeooo:paragraph-rsid="004dd354"/>
    </style:style>
    <style:style style:name="P30" style:family="paragraph" style:parent-style-name="Standard">
      <style:text-properties officeooo:rsid="004dd8ef" officeooo:paragraph-rsid="004dd8ef"/>
    </style:style>
    <style:style style:name="P31" style:family="paragraph" style:parent-style-name="Standard">
      <style:text-properties officeooo:rsid="004eb45a" officeooo:paragraph-rsid="004eb45a"/>
    </style:style>
    <style:style style:name="P32" style:family="paragraph" style:parent-style-name="Standard">
      <style:text-properties officeooo:rsid="004faaf9" officeooo:paragraph-rsid="004faaf9"/>
    </style:style>
    <style:style style:name="P33" style:family="paragraph" style:parent-style-name="Standard">
      <style:text-properties officeooo:paragraph-rsid="005085f0"/>
    </style:style>
    <style:style style:name="P34" style:family="paragraph" style:parent-style-name="Standard">
      <style:text-properties officeooo:rsid="0055ec80" officeooo:paragraph-rsid="0056ab6a"/>
    </style:style>
    <style:style style:name="P35" style:family="paragraph" style:parent-style-name="Standard">
      <style:text-properties officeooo:paragraph-rsid="0056ab6a"/>
    </style:style>
    <style:style style:name="P36" style:family="paragraph" style:parent-style-name="Standard">
      <style:text-properties officeooo:rsid="0056ab6a" officeooo:paragraph-rsid="0056ab6a"/>
    </style:style>
    <style:style style:name="P37" style:family="paragraph" style:parent-style-name="Standard">
      <style:text-properties officeooo:rsid="0056ab6a" officeooo:paragraph-rsid="00571827"/>
    </style:style>
    <style:style style:name="P38" style:family="paragraph" style:parent-style-name="Standard">
      <style:text-properties officeooo:rsid="005a05d5" officeooo:paragraph-rsid="005a05d5"/>
    </style:style>
    <style:style style:name="P39" style:family="paragraph" style:parent-style-name="Standard">
      <style:text-properties officeooo:rsid="005a49ae" officeooo:paragraph-rsid="005a49ae"/>
    </style:style>
    <style:style style:name="P40" style:family="paragraph" style:parent-style-name="Standard">
      <style:text-properties officeooo:paragraph-rsid="005ae968"/>
    </style:style>
    <style:style style:name="P41" style:family="paragraph" style:parent-style-name="Standard">
      <style:text-properties officeooo:rsid="005afc5e" officeooo:paragraph-rsid="005afc5e"/>
    </style:style>
    <style:style style:name="P42" style:family="paragraph" style:parent-style-name="Standard">
      <style:text-properties officeooo:rsid="005e8449" officeooo:paragraph-rsid="005e8449"/>
    </style:style>
    <style:style style:name="P43" style:family="paragraph" style:parent-style-name="Standard">
      <style:text-properties officeooo:rsid="005ec0d2" officeooo:paragraph-rsid="005ec0d2"/>
    </style:style>
    <style:style style:name="P44" style:family="paragraph" style:parent-style-name="Standard">
      <style:text-properties officeooo:rsid="005fd31a" officeooo:paragraph-rsid="005fd31a"/>
    </style:style>
    <style:style style:name="P45" style:family="paragraph" style:parent-style-name="Standard">
      <style:text-properties officeooo:rsid="006061ad" officeooo:paragraph-rsid="006061ad"/>
    </style:style>
    <style:style style:name="T1" style:family="text">
      <style:text-properties officeooo:rsid="001aa9a7"/>
    </style:style>
    <style:style style:name="T2" style:family="text">
      <style:text-properties officeooo:rsid="001e9dea"/>
    </style:style>
    <style:style style:name="T3" style:family="text">
      <style:text-properties officeooo:rsid="001fed46"/>
    </style:style>
    <style:style style:name="T4" style:family="text">
      <style:text-properties officeooo:rsid="00219e58"/>
    </style:style>
    <style:style style:name="T5" style:family="text">
      <style:text-properties officeooo:rsid="002c7143"/>
    </style:style>
    <style:style style:name="T6" style:family="text">
      <style:text-properties officeooo:rsid="002e6911"/>
    </style:style>
    <style:style style:name="T7" style:family="text">
      <style:text-properties officeooo:rsid="00309a0c"/>
    </style:style>
    <style:style style:name="T8" style:family="text">
      <style:text-properties officeooo:rsid="0032a34c"/>
    </style:style>
    <style:style style:name="T9" style:family="text">
      <style:text-properties officeooo:rsid="00375f2b"/>
    </style:style>
    <style:style style:name="T10" style:family="text">
      <style:text-properties officeooo:rsid="003901e6"/>
    </style:style>
    <style:style style:name="T11" style:family="text">
      <style:text-properties officeooo:rsid="003aff73"/>
    </style:style>
    <style:style style:name="T12" style:family="text">
      <style:text-properties style:font-name="CMR10" fo:font-size="10pt"/>
    </style:style>
    <style:style style:name="T13" style:family="text">
      <style:text-properties style:font-name="CMR10" fo:font-size="10pt" officeooo:rsid="003e036d"/>
    </style:style>
    <style:style style:name="T14" style:family="text">
      <style:text-properties style:font-name="CMR10" fo:font-size="10pt" officeooo:rsid="003f3e88"/>
    </style:style>
    <style:style style:name="T15" style:family="text">
      <style:text-properties style:font-name="CMR10" fo:font-size="10pt" officeooo:rsid="004faaf9"/>
    </style:style>
    <style:style style:name="T16" style:family="text">
      <style:text-properties style:font-name="CMR10" fo:font-size="10pt" officeooo:rsid="0056ab6a"/>
    </style:style>
    <style:style style:name="T17" style:family="text">
      <style:text-properties style:font-name="CMR10" fo:font-size="10pt" officeooo:rsid="00571827"/>
    </style:style>
    <style:style style:name="T18" style:family="text">
      <style:text-properties style:font-name="CMR10" fo:font-size="10pt" officeooo:rsid="005ae968"/>
    </style:style>
    <style:style style:name="T19" style:family="text">
      <style:text-properties style:font-name="CMR10" fo:font-size="10pt" officeooo:rsid="00677f57"/>
    </style:style>
    <style:style style:name="T20" style:family="text">
      <style:text-properties style:font-name="CMR10" fo:font-size="10pt" officeooo:rsid="0068aad3"/>
    </style:style>
    <style:style style:name="T21" style:family="text">
      <style:text-properties officeooo:rsid="0042f6e1"/>
    </style:style>
    <style:style style:name="T22" style:family="text">
      <style:text-properties officeooo:rsid="0048d901"/>
    </style:style>
    <style:style style:name="T23" style:family="text">
      <style:text-properties officeooo:rsid="004faaf9"/>
    </style:style>
    <style:style style:name="T24" style:family="text">
      <style:text-properties officeooo:rsid="006271e1"/>
    </style:style>
    <style:style style:name="T25" style:family="text">
      <style:text-properties officeooo:rsid="0062a51f"/>
    </style:style>
    <style:style style:name="T26" style:family="text">
      <style:text-properties officeooo:rsid="006419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ide <text:span text:style-name="T2">1: Title</text:span></text:p>
      <text:p text:style-name="P2">Hi every one!</text:p>
      <text:p text:style-name="P2">In this presentation, I would like to introduce to you “Why and How we mine patterns in source code by using tree mining algorithms”.</text:p>
      <text:p text:style-name="P2">This work is a part of INTIMALS project which <text:span text:style-name="T24">is</text:span> collaborated with VUB and Raincode Lab <text:span text:style-name="T24">members</text:span>.</text:p>
      <text:p text:style-name="P2"/>
      <text:p text:style-name="P2"/>
      <text:p text:style-name="P3">Slide 2: <text:span text:style-name="T2">Outline</text:span></text:p>
      <text:p text:style-name="P4">This presentation includes 6 sections.</text:p>
      <text:p text:style-name="P4">After introduction, I will present <text:span text:style-name="T1">a background of frequent tree mining.</text:span></text:p>
      <text:p text:style-name="P5">After that, I will show the problem statement and our new algorithm as well as some experiments to evaluate the result.</text:p>
      <text:p text:style-name="P5">And final is conclusion and future work</text:p>
      <text:p text:style-name="P5"/>
      <text:p text:style-name="P6">Slide 3: <text:span text:style-name="T2">Introduction</text:span></text:p>
      <text:p text:style-name="P6"/>
      <text:p text:style-name="P7">Nowadays, software engineers are working on many <text:span text:style-name="T4">big </text:span>software projects which may have a million of line of code. </text:p>
      <text:p text:style-name="P8"/>
      <text:p text:style-name="P8">Maintain and develop such big projects are complicated task. So that, <text:span text:style-name="T3">It is very important to have some support systems to help </text:span>software engineer<text:span text:style-name="T3"> to understand the software source code in order to maintain and develop software.</text:span></text:p>
      <text:p text:style-name="P8"/>
      <text:p text:style-name="P9">During the software developments, many design and code conventions get encoded in source code through regularities such as coding idioms, API usage protocol, design patterns.</text:p>
      <text:p text:style-name="P7"/>
      <text:p text:style-name="P7"/>
      <text:p text:style-name="P10">Software engineers can obtain value information from these regularities which are discovered from source code.</text:p>
      <text:p text:style-name="P10"/>
      <text:p text:style-name="P10"/>
      <text:p text:style-name="P11">Slide 4: <text:span text:style-name="T5">examples</text:span></text:p>
      <text:p text:style-name="P12">Here are some examples of coding idioms. These patterns are discovered on a Java project by our algorithm.</text:p>
      <text:p text:style-name="P13">Coding idiom can be programming language structures such as for-statement, if-statement.</text:p>
      <text:p text:style-name="P14">It can be a code repeated among different classes. </text:p>
      <text:p text:style-name="P15">We can reuse these idioms in different projects. <text:s/>In addition, t<text:span text:style-name="T6">hese coding idioms can be used to guide programmers when they work with a new language.</text:span></text:p>
      <text:p text:style-name="P15"/>
      <text:p text:style-name="P16">Slide 5: <text:span text:style-name="T7">examples</text:span></text:p>
      <text:p text:style-name="P17"><text:span text:style-name="T8">A</text:span>nother patterns in source code <text:span text:style-name="T25">are</text:span> usage protocols. These patterns help programmer follow a framework.</text:p>
      <text:p text:style-name="P17">For example, fileClose() must be used follow fileOpen(), changed must be used after willChange() to avoid error.</text:p>
      <text:p text:style-name="P17"/>
      <text:p text:style-name="P18">Slide 6: examples,</text:p>
      <text:p text:style-name="P18">A more complicated usage pattern is a set of methods implemented on several classes.</text:p>
      <text:p text:style-name="P19">For example, getPresentationName-undo-redo always implemented in an actionClass.</text:p>
      <text:p text:style-name="P19"/>
      <text:p text:style-name="P19"/>
      <text:p text:style-name="P20">Slide 7: Applications</text:p>
      <text:p text:style-name="P20"><text:soft-page-break/>In short, discovering patterns in source code is <text:span text:style-name="T26">an </text:span>interesting task. These patterns can be used to help software engineers to understand, analyze, maintain and improve the system.</text:p>
      <text:p text:style-name="P20">In addition they can be used to build intelligent recommendation system and code completion tool.</text:p>
      <text:p text:style-name="P20"/>
      <text:p text:style-name="P20"/>
      <text:p text:style-name="P20"/>
      <text:p text:style-name="P21">Slide 8: Source code → AST</text:p>
      <text:p text:style-name="P21">How <text:span text:style-name="T11">can</text:span> we find source code patterns?</text:p>
      <text:p text:style-name="P17"/>
      <text:p text:style-name="P22">Most programming languages are well-structured. Programming source code can be represented by Abstract Syntax Trees by using parser.</text:p>
      <text:p text:style-name="P22">Source code patterns correspond to fragments trees that occur frequently</text:p>
      <text:p text:style-name="P22">For example, with this source code pattern, a corresponding tree is given below.</text:p>
      <text:p text:style-name="P22"/>
      <text:p text:style-name="P23"><text:span text:style-name="T10">So that using to tree mining to discover source code patterns is </text:span><text:span text:style-name="T12">a potentially interesting approach.</text:span></text:p>
      <text:p text:style-name="P23"><text:span text:style-name="T12"/></text:p>
      <text:p text:style-name="P24"><text:span text:style-name="T13">Slide 9: </text:span><text:span text:style-name="T14">frequent tree mining</text:span></text:p>
      <text:p text:style-name="P24"><text:span text:style-name="T9"><text:s/></text:span></text:p>
      <text:p text:style-name="P25">ASTs are labeled, ordered, rooted trees.</text:p>
      <text:p text:style-name="P26">An example of rooted tree is shown in the above figure.</text:p>
      <text:p text:style-name="P26">Each node of tree has an identifier and label. The <text:span text:style-name="T21">identifiers are consider to be ordered by depth-first, from left-to-right.</text:span></text:p>
      <text:p text:style-name="P27">Depending on matching tree we have different types of subtrees.</text:p>
      <text:p text:style-name="P27">In this study, we are interested in induced subtrees. </text:p>
      <text:p text:style-name="P27">An example of induced subtree is shown by the below figure. <text:span text:style-name="T22">This subtree occurs at 2 root locations in tree.</text:span></text:p>
      <text:p text:style-name="P28">Support of subtree is the number of trees in database in which the subtree occurs</text:p>
      <text:p text:style-name="P29">The problem of frequent tree mining is to discover all frequent induced subtrees in a given rooted tree database.</text:p>
      <text:p text:style-name="P25"/>
      <text:p text:style-name="P15"/>
      <text:p text:style-name="P30">Slide 10: FREQT</text:p>
      <text:p text:style-name="P31">There is a vary of algorithms for mining subtrees in rooted tree database. </text:p>
      <text:p text:style-name="P31"><text:s/>FREQT is one of the most efficient algorithms.</text:p>
      <text:p text:style-name="P33"><text:span text:style-name="T23">This algorithm using depth-first search strategy to find patterns, where it grows pattern by a rightmost path extension. The idea in rightmost path extension is to add new nodes only to the right of the rightmost path of a pattern. Therefore, a pattern is created by adding its nodes in the order of a depth-first, left-to-right traversal</text:span><text:span text:style-name="T15">.</text:span></text:p>
      <text:p text:style-name="P34"><text:span text:style-name="T15">B</text:span><text:span text:style-name="T12">y default FREQT only uses a minimum support constraint. This is an anti-monotonic constraint </text:span><text:span text:style-name="T16">which </text:span><text:span text:style-name="T12">allow</text:span><text:span text:style-name="T16">s algorithm</text:span><text:span text:style-name="T12"> to prune the </text:span><text:span text:style-name="T16">search space.</text:span></text:p>
      <text:p text:style-name="P35"><text:span text:style-name="T15"/></text:p>
      <text:p text:style-name="P37"><text:span text:style-name="T15">H</text:span><text:span text:style-name="T12">owever, </text:span><text:span text:style-name="T17">the problem is that</text:span></text:p>
      <text:p text:style-name="P37"><text:span text:style-name="T12">- FREQT </text:span><text:span text:style-name="T19">does </text:span><text:span text:style-name="T12">not scale enough to work with source code.</text:span></text:p>
      <text:p text:style-name="P36"><text:span text:style-name="T12">- In addition, FREQT produces a large amount of useless patterns</text:span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8"><text:span text:style-name="T15">S</text:span><text:span text:style-name="T12">lide 11: Problem statement</text:span></text:p>
      <text:p text:style-name="P38"><text:span text:style-name="T12"/></text:p>
      <text:p text:style-name="P39"><text:span text:style-name="T12">According to developers, the interesting patterns is source code should have 2 characteristics:</text:span></text:p>
      <text:p text:style-name="P39"><text:span text:style-name="T12">- <text:s/>Pattern must reflect the structure of programming langue. The reason is that programming language is well-structured. </text:span><text:span text:style-name="T18">Part of data have a very predicable structure.</text:span></text:p>
      <text:p text:style-name="P40"><text:soft-page-break/><text:span text:style-name="T18">For example, </text:span><text:span text:style-name="T12">InfixExpression </text:span><text:span text:style-name="T18">always has 3 children. A source code pattern </text:span><text:span text:style-name="T20">does not</text:span><text:span text:style-name="T18"> include all of these 4 nodes </text:span><text:span text:style-name="T20">is</text:span><text:span text:style-name="T18"> not useful.</text:span></text:p>
      <text:p text:style-name="P40"><text:span text:style-name="T18"/></text:p>
      <text:p text:style-name="P41"><text:span text:style-name="T18">T</text:span><text:span text:style-name="T12">he second point is that the size of patterns is sufficiently large. Because small patterns are hard to interpret. <text:s/>In practice we found that it easier to interpret a piece of code if it is sufficiently large, allowing to put a pattern in its context.</text:span></text:p>
      <text:p text:style-name="P41"><text:span text:style-name="T12"/></text:p>
      <text:p text:style-name="P42"><text:span text:style-name="T12">Slide 12:</text:span></text:p>
      <text:p text:style-name="P43"><text:span text:style-name="T12">To find interesting patterns we propose to combine constraint-based data mining and maximal frequent tree mining algorithm to</text:span></text:p>
      <text:p text:style-name="P43"><text:span text:style-name="T12">- find patterns with size as large as possible</text:span></text:p>
      <text:p text:style-name="P43"><text:span text:style-name="T12">- reduce number of output patterns</text:span></text:p>
      <text:p text:style-name="P43"><text:span text:style-name="T12">- reduce execution time</text:span></text:p>
      <text:p text:style-name="P43"><text:span text:style-name="T12"/></text:p>
      <text:p text:style-name="P44"><text:span text:style-name="T12">Slide 13:</text:span></text:p>
      <text:p text:style-name="P44"><text:span text:style-name="T12">Here are constraints that we propose to discovered patterns</text:span></text:p>
      <text:p text:style-name="P45"><text:span text:style-name="T12">…</text:span></text:p>
      <text:p text:style-name="P45"><text:span text:style-name="T12">these constraints </text:span></text:p>
      <text:p text:style-name="P32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0" svg:font-family="CMBX10"/>
    <style:font-face style:name="CMR10" svg:font-family="CMR10"/>
    <style:font-face style:name="CMTI10" svg:font-family="CMTI10"/>
    <style:font-face style:name="CMTT10" svg:font-family="CMTT10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20:28:14.668236919</meta:creation-date>
    <dc:date>2019-05-08T11:18:55.188816584</dc:date>
    <meta:editing-duration>PT14H50M6S</meta:editing-duration>
    <meta:editing-cycles>77</meta:editing-cycles>
    <meta:generator>LibreOffice/6.0.1.1$MacOSX_X86_64 LibreOffice_project/60bfb1526849283ce2491346ed2aa51c465abfe6</meta:generator>
    <meta:document-statistic meta:table-count="0" meta:image-count="0" meta:object-count="0" meta:page-count="3" meta:paragraph-count="66" meta:word-count="843" meta:character-count="5182" meta:non-whitespace-character-count="4394"/>
  </office:meta>
</office:document-meta>
</file>